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iragino Kaku Gothic Pro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Hiragino Kaku Gothic Pro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Hiragino Kaku Gothic Pro" fo:font-size="10pt" fo:font-style="normal" style:font-name-asian="CourierNewPS-ItalicMT" style:font-size-asian="10pt" style:font-style-asian="normal" style:font-name-complex="CourierNewPS-ItalicMT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T1" style:family="text">
      <style:text-properties fo:color="#999966"/>
    </style:style>
    <style:style style:name="T2" style:family="text">
      <style:text-properties fo:color="#999966" fo:font-style="normal" style:font-name-asian="CourierNewPS-ItalicMT" style:font-style-asian="normal" style:font-name-complex="CourierNewPS-ItalicMT" style:font-style-complex="normal"/>
    </style:style>
    <style:style style:name="T3" style:family="text">
      <style:text-properties fo:color="#999966" fo:background-color="#ffffff"/>
    </style:style>
    <style:style style:name="T4" style:family="text">
      <style:text-properties fo:color="#ff0000"/>
    </style:style>
    <style:style style:name="T5" style:family="text">
      <style:text-properties fo:color="#ff0000" style:font-name="Hiragino Kaku Gothic Pro" fo:font-style="normal" fo:background-color="#ffffff" style:font-style-asian="normal" style:font-style-complex="normal"/>
    </style:style>
    <style:style style:name="T6" style:family="text">
      <style:text-properties fo:color="#0066ff"/>
    </style:style>
    <style:style style:name="T7" style:family="text">
      <style:text-properties fo:color="#0066ff" style:font-name="Hiragino Kaku Gothic Pro" fo:font-style="normal" fo:background-color="#ffffff" style:font-style-asian="normal" style:font-style-complex="normal"/>
    </style:style>
    <style:style style:name="T8" style:family="text">
      <style:text-properties fo:color="#0000ff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style="normal" style:font-name-asian="CourierNewPS-ItalicMT" style:font-style-asian="normal" style:font-name-complex="CourierNewPS-ItalicMT" style:font-style-complex="normal"/>
    </style:style>
    <style:style style:name="T12" style:family="text">
      <style:text-properties fo:color="#000000" style:font-name="Hiragino Kaku Gothic Pro" fo:font-style="normal" fo:background-color="#ffffff" style:font-style-asian="normal" style:font-style-complex="normal"/>
    </style:style>
    <style:style style:name="T13" style:family="text">
      <style:text-properties fo:color="#000000" fo:background-color="#ffffff"/>
    </style:style>
    <style:style style:name="T14" style:family="text">
      <style:text-properties fo:background-color="#ffffff"/>
    </style:style>
    <style:style style:name="T15" style:family="text">
      <style:text-properties fo:color="#ff00ff" fo:background-color="#ffffff"/>
    </style:style>
    <style:style style:name="T16" style:family="text">
      <style:text-properties fo:color="#ff99ff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RNARD henri</text:p>
      <text:p text:style-name="P2"/>
      <text:p text:style-name="P1">Question nº2 : Serveur Thread Réservation principal</text:p>
      <text:p text:style-name="P1"/>
      <text:p text:style-name="P3"><text:span text:style-name="T6">void</text:span><text:tab/>*reservation(<text:span text:style-name="T6">void </text:span>*param)</text:p>
      <text:p text:style-name="P3">{</text:p>
      <text:p text:style-name="P3"><text:tab/><text:span text:style-name="T6">int<text:tab/></text:span>ret , nb;</text:p>
      <text:p text:style-name="P3"><text:tab/><text:span text:style-name="T6">extern</text:span><text:span text:style-name="T8"><text:tab/></text:span>intr(t_pidlist *list) ;</text:p>
      <text:p text:style-name="P3"><text:tab/>pthread_t<text:tab/>fils[100] ;</text:p>
      <text:p text:style-name="P3"><text:tab/>nb = 0 ;</text:p>
      <text:p text:style-name="P5"/>
      <text:p text:style-name="P3"><text:tab/><text:span text:style-name="T1">/* Boucle infini afin de traiter en continu les demandes de réservation */</text:span></text:p>
      <text:p text:style-name="P3"><text:tab/><text:span text:style-name="T4">while</text:span> (1)</text:p>
      <text:p text:style-name="P3"><text:tab/>{</text:p>
      <text:p text:style-name="P3"><text:tab/><text:tab/><text:span text:style-name="T1">/* Réception des messages (bloquant donc en attente de message dans la MSQ)*/</text:span></text:p>
      <text:p text:style-name="P3"><text:tab/><text:tab/>msgrcv(msqid, &amp;msg, <text:span text:style-name="T4">sizeof</text:span>(msg), 2, 0) ;</text:p>
      <text:p text:style-name="P3"><text:tab/><text:tab/></text:p>
      <text:p text:style-name="P3"><text:tab/><text:tab/><text:span text:style-name="T1">/* Message système de terminaison du programme */</text:span></text:p>
      <text:p text:style-name="P3"><text:tab/><text:tab/><text:span text:style-name="T4">if</text:span> (msg.id_spectacle &lt; 0)</text:p>
      <text:p text:style-name="P3"><text:tab/><text:tab/>{</text:p>
      <text:p text:style-name="P3"><text:tab/><text:tab/><text:tab/><text:span text:style-name="T1">/* Destruction du thread consultation */</text:span></text:p>
      <text:p text:style-name="P3"><text:tab/><text:tab/><text:tab/>pthread_cancel(&amp;consult) ;</text:p>
      <text:p text:style-name="P3"><text:tab/><text:tab/><text:tab/><text:span text:style-name="T1">/* Libération de la MSQ */</text:span></text:p>
      <text:p text:style-name="P4"><text:span text:style-name="T9"><text:tab/><text:tab/><text:tab/></text:span><text:span text:style-name="T11">msgctl(msqid, IPC_RMID, NULL);</text:span></text:p>
      <text:p text:style-name="P4"><text:span text:style-name="T11"><text:tab/><text:tab/><text:tab/></text:span><text:span text:style-name="T2">/* Libération du sémaphore */</text:span></text:p>
      <text:p text:style-name="P7"><text:tab/><text:tab/><text:tab/>semctl(semid, 0, IPC_RMID, 0) ;</text:p>
      <text:p text:style-name="P3"><text:tab/><text:tab/><text:tab/><text:span text:style-name="T1">/* Terminaison du thread */</text:span></text:p>
      <text:p text:style-name="P3"><text:tab/><text:tab/><text:tab/>pthread_<text:span text:style-name="T10">exit</text:span>(0) ;</text:p>
      <text:p text:style-name="P3"><text:tab/><text:tab/>}</text:p>
      <text:p text:style-name="P3"><text:tab/><text:tab/><text:span text:style-name="T1">/* Création du thread-fils qui va s'occuper de la demande*/</text:span></text:p>
      <text:p text:style-name="P3"><text:tab/><text:tab/><text:span text:style-name="T5">if</text:span><text:span text:style-name="T12"> (pthread_create(fils+nb, NULL, &amp;fils, (</text:span><text:span text:style-name="T7">void</text:span><text:span text:style-name="T12"> *) &amp;msg) == -1)</text:span></text:p>
      <text:p text:style-name="P3"><text:span text:style-name="T14"><text:tab/><text:tab/><text:tab/>perror (</text:span><text:span text:style-name="T15">"pb pthread_create</text:span><text:span text:style-name="T16">\n</text:span><text:span text:style-name="T15">"</text:span><text:span text:style-name="T14">); </text:span></text:p>
      <text:p text:style-name="P6"><text:tab/><text:tab/>/* Incrémentation du compteur pour ne pas effacer les threads précédemment <text:tab/><text:tab/> <text:s/>créé ; une fois 100 thread-fils créé on reset le compteur car le premier fils est <text:tab/><text:tab/> <text:s/>fini et on peut donc réutiliser le thread*/</text:p>
      <text:p text:style-name="P3"><text:span text:style-name="T3"><text:tab/><text:tab/></text:span><text:span text:style-name="T13">nb++ ;</text:span></text:p>
      <text:p text:style-name="P8"><text:tab/><text:tab/>nb &gt;= 100 ? nb = 0 : nb;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6:26:48</meta:creation-date>
    <dc:date>2019-01-27T19:59:50</dc:date>
    <dc:creator>bill tremendous</dc:creator>
    <meta:editing-duration>PT1H16M26S</meta:editing-duration>
    <meta:editing-cycles>10</meta:editing-cycles>
    <meta:generator>OpenOffice/4.1.5$Unix OpenOffice.org_project/415m1$Build-9789</meta:generator>
    <meta:document-statistic meta:table-count="0" meta:image-count="0" meta:object-count="0" meta:page-count="1" meta:paragraph-count="34" meta:word-count="181" meta:character-count="1122"/>
  </office:meta>
</office:document-meta>
</file>